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8a532" officeooo:paragraph-rsid="0008a532"/>
    </style:style>
    <style:style style:name="P2" style:family="paragraph" style:parent-style-name="Text_20_body">
      <style:text-properties officeooo:rsid="000950f9" officeooo:paragraph-rsid="000950f9"/>
    </style:style>
    <style:style style:name="P3" style:family="paragraph" style:parent-style-name="Text_20_body">
      <style:text-properties officeooo:rsid="0009dd36" officeooo:paragraph-rsid="0009dd36"/>
    </style:style>
    <style:style style:name="P4" style:family="paragraph" style:parent-style-name="Text_20_body" style:list-style-name="L1">
      <style:text-properties officeooo:rsid="0009dd36" officeooo:paragraph-rsid="0009dd36"/>
    </style:style>
    <style:style style:name="P5" style:family="paragraph" style:parent-style-name="Text_20_body" style:list-style-name="L2">
      <style:text-properties officeooo:rsid="0009dd36" officeooo:paragraph-rsid="0009dd36"/>
    </style:style>
    <style:style style:name="P6" style:family="paragraph" style:parent-style-name="Text_20_body" style:list-style-name="L2">
      <style:text-properties officeooo:rsid="0009dd36" officeooo:paragraph-rsid="000b4859"/>
    </style:style>
    <style:style style:name="P7" style:family="paragraph" style:parent-style-name="Text_20_body">
      <style:text-properties officeooo:rsid="000c5e95" officeooo:paragraph-rsid="000c5e95"/>
    </style:style>
    <style:style style:name="P8" style:family="paragraph" style:parent-style-name="Text_20_body" style:list-style-name="L3">
      <style:text-properties officeooo:rsid="000c5e95" officeooo:paragraph-rsid="000c5e95"/>
    </style:style>
    <style:style style:name="P9" style:family="paragraph" style:parent-style-name="Text_20_body" style:list-style-name="L2">
      <style:text-properties officeooo:rsid="000c5e95" officeooo:paragraph-rsid="000c5e95"/>
    </style:style>
    <style:style style:name="T1" style:family="text">
      <style:text-properties officeooo:rsid="000b4859"/>
    </style:style>
    <style:style style:name="T2" style:family="text">
      <style:text-properties officeooo:rsid="000c5e95"/>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utoduino</text:p>
      <text:h text:style-name="Heading_20_1" text:outline-level="1">Description</text:h>
      <text:p text:style-name="P1">Autoduino est un module (carte électronique et boîtier) développé pour piloter les maquettes didactiques de type alarme de maison, éclairage, portail, etc.</text:p>
      <text:p text:style-name="P2">Ce module basé sur un Arduino peut être programmé par l'enseignant ou les élèves, soit dans un environnement de développement utilisant un langage proche du langage C, soir graphiquement dans Drakon (programme multi-plateforme de programmation graphique).</text:p>
      <text:p text:style-name="P2">Ce module Autoduino se connecte à des petites cartes d'interface (entrée bouton poussoir, télécommande infra rouge, contact fin de course, … et sorties Led, moteur, <text:span text:style-name="T2">buzzer, </text:span>…) qui sont situées sur les maquettes que l'on souhaite animer.</text:p>
      <text:h text:style-name="Heading_20_1" text:outline-level="1"><text:span text:style-name="T2">Autres m</text:span>odules disponibles sur le marché</text:h>
      <text:p text:style-name="P3">L'Autoduino est équivalent aux modules suivants de la société A4 technologie :</text:p>
      <text:list xml:id="list5309078643323579216" text:style-name="L1">
        <text:list-item>
          <text:p text:style-name="P4">Autoprog <text:span text:style-name="T2">(environ 180 Euros monté, 100 Euros en kit)</text:span></text:p>
        </text:list-item>
        <text:list-item>
          <text:p text:style-name="P4"><text:span text:style-name="T2">A</text:span>utoprog Uno <text:span text:style-name="T2">(environ 230 Euros monté)</text:span></text:p>
        </text:list-item>
      </text:list>
      <text:p text:style-name="P3">Par rapport à ces <text:s/>modules, on note les avantages suivants :</text:p>
      <text:list xml:id="list2023785746304420269" text:style-name="L2">
        <text:list-item>
          <text:p text:style-name="P5">Moins cher si les achats sont optimisés <text:span text:style-name="T2">(environ 70 Euros de composants si réalisés en 10 exemplaires)</text:span>,</text:p>
        </text:list-item>
        <text:list-item>
          <text:p text:style-name="P5"><text:span text:style-name="T1">Équipe</text:span> en standard d'un écran LCD <text:span text:style-name="T1">et</text:span> d'un bouton rotatif <text:span text:style-name="T1">ce qui facilite le débogage des programmes,</text:span></text:p>
        </text:list-item>
        <text:list-item>
          <text:p text:style-name="P6"><text:span text:style-name="T1">Équipé </text:span>d'une interface moteur intégrée, </text:p>
        </text:list-item>
        <text:list-item>
          <text:p text:style-name="P9">Equipé d'une interface radio de type Bluetooth permettant à plusieurs module de dialoguer entre eux,</text:p>
        </text:list-item>
        <text:list-item>
          <text:p text:style-name="P5">Basé sur un Arduino (architecture/carte très connue est appréciée dans le milieu éducatif, facile à programmer) qui dispose d'une puissance de calcul très supérieure au PicAxe qui équipe l'Autoprog. <text:span text:style-name="T1">L'Autoprog Uno est quant à lui équipé d'un Arduino.</text:span></text:p>
        </text:list-item>
        <text:list-item>
          <text:p text:style-name="P9">Compatible avec d'autres carte à micro-contrôleurs, par exemple STM32/Nucleo qui dispose d'un micro-contrôleur 32 bits tournant à 100MHz offrant ainsi une puissance de calcul sans commune mesure.</text:p>
        </text:list-item>
      </text:list>
      <text:h text:style-name="Heading_20_1" text:outline-level="1">Applications</text:h>
      <text:p text:style-name="P7">Les applications envisagées sont les suivantes :</text:p>
      <text:list xml:id="list2786889840326715576" text:style-name="L3">
        <text:list-item>
          <text:p text:style-name="P8"><text:soft-page-break/>Pilotage des maquettes A4 Technologie : Alarme maison, éclairage maison, portail, plate-forme élévatrice…</text:p>
        </text:list-item>
        <text:list-item>
          <text:p text:style-name="P8">Pilotage de mini-robots, ou de véhicules télécommandés ou autonomes,</text:p>
        </text:list-item>
        <text:list-item>
          <text:p text:style-name="P8">Système de mesure automatisée pour le laboratoire de physique.</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bremond </meta:initial-creator>
    <meta:creation-date>2015-06-24T21:38:41.333045259</meta:creation-date>
    <dc:date>2015-06-24T22:20:15.613108808</dc:date>
    <dc:creator>nbremond </dc:creator>
    <meta:editing-duration>PT41M34S</meta:editing-duration>
    <meta:editing-cycles>5</meta:editing-cycles>
    <meta:generator>LibreOffice/4.4.3.2$Linux_X86_64 LibreOffice_project/40m0$Build-2</meta:generator>
    <meta:document-statistic meta:table-count="0" meta:image-count="0" meta:object-count="0" meta:page-count="2" meta:paragraph-count="21" meta:word-count="310" meta:character-count="2028" meta:non-whitespace-character-count="1748"/>
  </office:meta>
</office:document-meta>
</file>